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Pictures/10000201000001E100000076807B44C9F395A451.png" manifest:media-type="image/png"/>
  <manifest:file-entry manifest:full-path="Pictures/10000201000001E2000000752C0D3361F805BDB0.png" manifest:media-type="image/png"/>
  <manifest:file-entry manifest:full-path="Pictures/10000201000002900000022509204DF542B23A3B.png" manifest:media-type="image/png"/>
  <manifest:file-entry manifest:full-path="Pictures/10000201000002050000006FF51261FBA50FDED8.png" manifest:media-type="image/png"/>
  <manifest:file-entry manifest:full-path="Pictures/10000201000001880000003E94AE579A24BC76DE.png" manifest:media-type="image/png"/>
  <manifest:file-entry manifest:full-path="Pictures/10000201000001DD00000071EC841C7D3BD25848.png" manifest:media-type="image/png"/>
  <manifest:file-entry manifest:full-path="Pictures/10000201000001DF000000799C9B09C13A77F69B.png" manifest:media-type="image/png"/>
  <manifest:file-entry manifest:full-path="Pictures/10000201000001E000000073B70F8C3729ED117F.png" manifest:media-type="image/png"/>
  <manifest:file-entry manifest:full-path="Pictures/1000020100000207000000FFE0765242A1DA1471.png" manifest:media-type="image/png"/>
  <manifest:file-entry manifest:full-path="Pictures/100002010000020600000075496859E8B7D324BD.png" manifest:media-type="image/png"/>
  <manifest:file-entry manifest:full-path="Pictures/10000201000001F100000098BEC385FB63E2E03D.png" manifest:media-type="image/png"/>
  <manifest:file-entry manifest:full-path="Pictures/100002010000022F00000154BC7009192DC0E3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draw:style-name="gr1" draw:text-style-name="P1" draw:layer="layout" svg:width="24cm" svg:height="7.376cm" svg:x="1.778cm" svg:y="4.054cm">
          <draw:image xlink:href="Pictures/10000201000002050000006FF51261FBA50FDE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14.847cm" svg:height="10.678cm" svg:x="6.096cm" svg:y="3.8cm">
          <draw:image xlink:href="Pictures/10000201000002900000022509204DF542B23A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4.384cm" svg:height="6.614cm" svg:x="1.524cm" svg:y="5.578cm">
          <draw:image xlink:href="Pictures/10000201000001880000003E94AE579A24BC76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3.551cm" svg:height="8.535cm" svg:x="1.849cm" svg:y="4.318cm">
          <draw:image xlink:href="Pictures/10000201000001DD00000071EC841C7D3BD258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2cm" svg:x="1.4cm" svg:y="3.8cm">
          <draw:image xlink:href="Pictures/10000201000001DF000000799C9B09C13A77F6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2cm" svg:x="1.4cm" svg:y="3.8cm">
          <draw:image xlink:href="Pictures/10000201000001E2000000752C0D3361F805BD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2cm" svg:x="1.4cm" svg:y="3.8cm">
          <draw:image xlink:href="Pictures/10000201000001E100000076807B44C9F395A45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2cm" svg:x="1.4cm" svg:y="3.8cm">
          <draw:image xlink:href="Pictures/10000201000001E000000073B70F8C3729ED11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4cm" svg:x="1.4cm" svg:y="3.8cm">
          <draw:image xlink:href="Pictures/1000020100000207000000FFE0765242A1DA14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2cm" svg:x="1.4cm" svg:y="3.8cm">
          <draw:image xlink:href="Pictures/100002010000020600000075496859E8B7D324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5.199cm" svg:height="9.133cm" svg:x="1.4cm" svg:y="3.8cm">
          <draw:image xlink:href="Pictures/10000201000001F100000098BEC385FB63E2E0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15.364cm" svg:height="7.63cm" svg:x="6.48cm" svg:y="4.572cm">
          <draw:image xlink:href="Pictures/100002010000022F00000154BC7009192DC0E3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5T07:17:45.279000000</meta:creation-date>
    <meta:editing-duration>PT4M1S</meta:editing-duration>
    <meta:editing-cycles>2</meta:editing-cycles>
    <meta:generator>LibreOffice/6.3.3.2$Windows_X86_64 LibreOffice_project/a64200df03143b798afd1ec74a12ab50359878ed</meta:generator>
    <dc:title>Bright Blue</dc:title>
    <dc:date>2019-11-15T07:21:45.969000000</dc:date>
    <meta:document-statistic meta:object-count="70"/>
  </office:meta>
</office:document-meta>
</file>